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ohit Devanagari" svg:font-family="'Lohit Devanagari'" style:font-pitch="variable"/>
    <style:font-face style:name="WenQuanYi Zen Hei Sharp1" svg:font-family="'WenQuanYi Zen Hei Sharp'"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6.925in" style:rel-column-width="65535*"/>
    </style:style>
    <style:style style:name="Table2.A1" style:family="table-cell">
      <style:table-cell-properties fo:background-color="#000000"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7722in" table:align="left"/>
    </style:style>
    <style:style style:name="Table4.A" style:family="table-column">
      <style:table-column-properties style:column-width="0.1674in"/>
    </style:style>
    <style:style style:name="Table4.B" style:family="table-column">
      <style:table-column-properties style:column-width="3.6049in"/>
    </style:style>
    <style:style style:name="Table4.A1" style:family="table-cell">
      <style:table-cell-properties style:vertical-align="middle" fo:padding="0.0194in" fo:border="none"/>
    </style:style>
    <style:style style:name="Table5" style:family="table">
      <style:table-properties style:width="2.1889in" table:align="left"/>
    </style:style>
    <style:style style:name="Table5.A" style:family="table-column">
      <style:table-column-properties style:column-width="0.1674in"/>
    </style:style>
    <style:style style:name="Table5.B" style:family="table-column">
      <style:table-column-properties style:column-width="2.0215in"/>
    </style:style>
    <style:style style:name="Table5.A1" style:family="table-cell">
      <style:table-cell-properties style:vertical-align="middle" fo:padding="0.0194in" fo:border="none"/>
    </style:style>
    <style:style style:name="Table6" style:family="table">
      <style:table-properties style:width="6.2722in" table:align="left"/>
    </style:style>
    <style:style style:name="Table6.A" style:family="table-column">
      <style:table-column-properties style:column-width="0.2507in"/>
    </style:style>
    <style:style style:name="Table6.B" style:family="table-column">
      <style:table-column-properties style:column-width="6.0215in"/>
    </style:style>
    <style:style style:name="Table6.A1" style:family="table-cell">
      <style:table-cell-properties style:vertical-align="middle" fo:padding="0.0194in" fo:border="none"/>
    </style:style>
    <style:style style:name="Table7" style:family="table">
      <style:table-properties style:width="2.8556in" table:align="left"/>
    </style:style>
    <style:style style:name="Table7.A" style:family="table-column">
      <style:table-column-properties style:column-width="0.1674in"/>
    </style:style>
    <style:style style:name="Table7.B" style:family="table-column">
      <style:table-column-properties style:column-width="2.6882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style:text-properties fo:font-size="10pt" officeooo:rsid="0009e286" officeooo:paragraph-rsid="001376e9" fo:background-color="transparent" style:font-size-asian="10pt" style:font-size-complex="10pt"/>
    </style:style>
    <style:style style:name="P2" style:family="paragraph" style:parent-style-name="Heading_20_2">
      <style:paragraph-properties fo:margin-top="0in" fo:margin-bottom="0in" loext:contextual-spacing="false" fo:line-height="100%"/>
      <style:text-properties fo:font-size="10pt" style:font-size-asian="10pt" style:font-size-complex="10pt"/>
    </style:style>
    <style:style style:name="P3" style:family="paragraph" style:parent-style-name="Text_20_body">
      <style:paragraph-properties fo:margin-top="0in" fo:margin-bottom="0in" loext:contextual-spacing="false" fo:line-height="100%"/>
    </style:style>
    <style:style style:name="P4" style:family="paragraph" style:parent-style-name="Text_20_body" style:list-style-name="L1">
      <style:paragraph-properties fo:margin-top="0in" fo:margin-bottom="0in" loext:contextual-spacing="false" fo:line-height="100%"/>
    </style:style>
    <style:style style:name="P5" style:family="paragraph" style:parent-style-name="Text_20_body">
      <style:paragraph-properties fo:margin-top="0in" fo:margin-bottom="0in" loext:contextual-spacing="false" fo:line-height="100%"/>
      <style:text-properties fo:font-size="10pt" style:font-size-asian="10pt" style:font-size-complex="10pt"/>
    </style:style>
    <style:style style:name="P6" style:family="paragraph" style:parent-style-name="Text_20_body">
      <style:paragraph-properties fo:margin-top="0in" fo:margin-bottom="0in" loext:contextual-spacing="false" fo:line-height="100%"/>
      <style:text-properties fo:font-size="10pt" officeooo:paragraph-rsid="0009e286" style:font-size-asian="10pt" style:font-size-complex="10pt"/>
    </style:style>
    <style:style style:name="P7" style:family="paragraph" style:parent-style-name="Text_20_body">
      <style:paragraph-properties fo:margin-top="0in" fo:margin-bottom="0in" loext:contextual-spacing="false" fo:line-height="100%"/>
      <style:text-properties fo:font-size="10pt" officeooo:paragraph-rsid="0013a935" style:font-size-asian="10pt" style:font-size-complex="10pt"/>
    </style:style>
    <style:style style:name="P8" style:family="paragraph" style:parent-style-name="Text_20_body">
      <style:paragraph-properties fo:margin-top="0in" fo:margin-bottom="0in" loext:contextual-spacing="false" fo:line-height="100%"/>
      <style:text-properties fo:font-size="10pt" officeooo:rsid="0011a0ab" style:font-size-asian="10pt" style:font-size-complex="10pt"/>
    </style:style>
    <style:style style:name="P9" style:family="paragraph" style:parent-style-name="Text_20_body">
      <style:paragraph-properties fo:margin-top="0in" fo:margin-bottom="0in" loext:contextual-spacing="false" fo:line-height="100%"/>
      <style:text-properties fo:font-size="10pt" officeooo:rsid="0011a0ab" officeooo:paragraph-rsid="0011a0ab" style:font-size-asian="10pt" style:font-size-complex="10pt"/>
    </style:style>
    <style:style style:name="P10" style:family="paragraph" style:parent-style-name="Text_20_body">
      <style:paragraph-properties fo:margin-top="0in" fo:margin-bottom="0in" loext:contextual-spacing="false" fo:line-height="100%"/>
      <style:text-properties fo:font-size="10pt" officeooo:rsid="00166a2c" officeooo:paragraph-rsid="00166a2c" style:font-size-asian="10pt" style:font-size-complex="10pt"/>
    </style:style>
    <style:style style:name="P11" style:family="paragraph" style:parent-style-name="Text_20_body">
      <style:paragraph-properties fo:margin-top="0in" fo:margin-bottom="0in" loext:contextual-spacing="false" fo:line-height="100%"/>
      <style:text-properties fo:font-size="10pt" officeooo:rsid="00166a2c" officeooo:paragraph-rsid="00186451" style:font-size-asian="10pt" style:font-size-complex="10pt"/>
    </style:style>
    <style:style style:name="P12" style:family="paragraph" style:parent-style-name="Text_20_body">
      <style:paragraph-properties fo:margin-top="0in" fo:margin-bottom="0in" loext:contextual-spacing="false" fo:line-height="100%"/>
      <style:text-properties fo:font-size="10pt" officeooo:rsid="00186451" officeooo:paragraph-rsid="00186451" style:font-size-asian="10pt" style:font-size-complex="10pt"/>
    </style:style>
    <style:style style:name="P13" style:family="paragraph" style:parent-style-name="Text_20_body">
      <style:paragraph-properties fo:margin-top="0in" fo:margin-bottom="0in" loext:contextual-spacing="false" fo:line-height="100%"/>
      <style:text-properties fo:font-size="10pt" officeooo:rsid="0009e286" officeooo:paragraph-rsid="001376e9" fo:background-color="transparent" style:font-size-asian="10pt" style:font-size-complex="10pt"/>
    </style:style>
    <style:style style:name="P14" style:family="paragraph" style:parent-style-name="Text_20_body">
      <style:paragraph-properties fo:margin-top="0in" fo:margin-bottom="0in" loext:contextual-spacing="false" fo:line-height="100%"/>
      <style:text-properties fo:font-size="10pt" officeooo:rsid="0011a0ab" officeooo:paragraph-rsid="0013a935" fo:background-color="transparent" style:font-size-asian="10pt" style:font-size-complex="10pt"/>
    </style:style>
    <style:style style:name="P15" style:family="paragraph" style:parent-style-name="Text_20_body">
      <style:paragraph-properties fo:margin-top="0in" fo:margin-bottom="0in" loext:contextual-spacing="false" fo:line-height="100%"/>
      <style:text-properties fo:font-size="10pt" officeooo:rsid="000fb4e0" officeooo:paragraph-rsid="0013a935" fo:background-color="transparent" style:font-size-asian="10pt" style:font-size-complex="10pt"/>
    </style:style>
    <style:style style:name="P16" style:family="paragraph" style:parent-style-name="Text_20_body">
      <style:paragraph-properties fo:margin-top="0in" fo:margin-bottom="0in" loext:contextual-spacing="false" fo:line-height="100%"/>
      <style:text-properties fo:font-size="10pt" fo:font-weight="bold" officeooo:rsid="000ed246" officeooo:paragraph-rsid="001376e9" fo:background-color="transparent" style:font-size-asian="10pt" style:font-weight-asian="bold" style:font-size-complex="10pt" style:font-weight-complex="bold"/>
    </style:style>
    <style:style style:name="P17" style:family="paragraph" style:parent-style-name="Text_20_body">
      <style:paragraph-properties fo:margin-top="0in" fo:margin-bottom="0in" loext:contextual-spacing="false" fo:line-height="100%"/>
      <style:text-properties fo:font-size="10pt" officeooo:rsid="0009e286" officeooo:paragraph-rsid="0009e286" fo:background-color="#cccccc" style:font-size-asian="10pt" style:font-size-complex="10pt"/>
    </style:style>
    <style:style style:name="P18" style:family="paragraph" style:parent-style-name="Text_20_body">
      <style:paragraph-properties fo:margin-top="0in" fo:margin-bottom="0in" loext:contextual-spacing="false" fo:line-height="100%"/>
      <style:text-properties fo:font-size="10pt" officeooo:paragraph-rsid="0009e286" fo:background-color="#b2b2b2" style:font-size-asian="10pt" style:font-size-complex="10pt"/>
    </style:style>
    <style:style style:name="P19" style:family="paragraph" style:parent-style-name="Text_20_body">
      <style:paragraph-properties fo:margin-top="0in" fo:margin-bottom="0in" loext:contextual-spacing="false" fo:line-height="100%"/>
      <style:text-properties fo:font-size="10pt" officeooo:rsid="000fb4e0" officeooo:paragraph-rsid="000fb4e0" fo:background-color="#dddddd" style:font-size-asian="10pt" style:font-size-complex="10pt"/>
    </style:style>
    <style:style style:name="P20" style:family="paragraph" style:parent-style-name="Text_20_body">
      <style:paragraph-properties fo:margin-top="0in" fo:margin-bottom="0in" loext:contextual-spacing="false" fo:line-height="100%"/>
      <style:text-properties fo:font-size="10pt" fo:font-weight="normal" officeooo:rsid="0009e286" officeooo:paragraph-rsid="001376e9" fo:background-color="transparent" style:font-size-asian="10pt" style:font-weight-asian="normal" style:font-size-complex="10pt" style:font-weight-complex="normal"/>
    </style:style>
    <style:style style:name="P21" style:family="paragraph" style:parent-style-name="Heading_20_1">
      <style:paragraph-properties fo:margin-top="0in" fo:margin-bottom="0in" loext:contextual-spacing="false" fo:line-height="100%"/>
      <style:text-properties fo:font-size="10pt" style:font-size-asian="10pt" style:font-size-complex="10pt"/>
    </style:style>
    <style:style style:name="P22" style:family="paragraph" style:parent-style-name="Table_20_Contents">
      <style:paragraph-properties fo:margin-top="0in" fo:margin-bottom="0in" loext:contextual-spacing="false" fo:line-height="100%"/>
      <style:text-properties fo:font-size="10pt" style:font-size-asian="10pt" style:font-size-complex="10pt"/>
    </style:style>
    <style:style style:name="P23" style:family="paragraph" style:parent-style-name="Table_20_Contents">
      <style:paragraph-properties fo:margin-top="0in" fo:margin-bottom="0in" loext:contextual-spacing="false" fo:line-height="100%"/>
      <style:text-properties fo:font-size="10pt" officeooo:rsid="0011a0ab" officeooo:paragraph-rsid="0011a0ab" style:font-size-asian="10pt" style:font-size-complex="10pt"/>
    </style:style>
    <style:style style:name="P24" style:family="paragraph" style:parent-style-name="Table_20_Contents">
      <style:paragraph-properties fo:margin-top="0in" fo:margin-bottom="0in" loext:contextual-spacing="false" fo:line-height="100%"/>
      <style:text-properties fo:font-size="10pt" officeooo:rsid="0011a0ab" officeooo:paragraph-rsid="001376e9" style:font-size-asian="10pt" style:font-size-complex="10pt"/>
    </style:style>
    <style:style style:name="P25" style:family="paragraph" style:parent-style-name="Table_20_Contents">
      <style:paragraph-properties fo:margin-top="0in" fo:margin-bottom="0in" loext:contextual-spacing="false" fo:line-height="100%"/>
      <style:text-properties fo:font-size="10pt" officeooo:rsid="0011a0ab" officeooo:paragraph-rsid="0013a935" style:font-size-asian="10pt" style:font-size-complex="10pt"/>
    </style:style>
    <style:style style:name="P26" style:family="paragraph" style:parent-style-name="Table_20_Contents">
      <style:paragraph-properties fo:margin-top="0in" fo:margin-bottom="0in" loext:contextual-spacing="false" fo:line-height="100%"/>
      <style:text-properties fo:font-size="10pt" fo:font-weight="bold" officeooo:rsid="0011a0ab" officeooo:paragraph-rsid="0011a0ab" style:font-size-asian="10pt" style:font-weight-asian="bold" style:font-size-complex="10pt" style:font-weight-complex="bold"/>
    </style:style>
    <style:style style:name="P27" style:family="paragraph" style:parent-style-name="Preformatted_20_Text">
      <style:paragraph-properties fo:margin-top="0in" fo:margin-bottom="0in" loext:contextual-spacing="false" fo:line-height="100%"/>
      <style:text-properties fo:font-size="10pt" style:font-size-asian="10pt" style:font-size-complex="10pt"/>
    </style:style>
    <style:style style:name="P28" style:family="paragraph">
      <style:paragraph-properties fo:margin-top="0in" fo:margin-bottom="0in" fo:line-height="100%"/>
    </style:style>
    <style:style style:name="P29" style:family="paragraph">
      <loext:graphic-properties draw:fill="solid" draw:fill-color="#dddddd"/>
      <style:paragraph-properties fo:margin-top="0in" fo:margin-bottom="0in" fo:line-height="100%"/>
      <style:text-properties fo:font-size="10pt" style:font-size-asian="10pt" style:font-size-complex="10pt"/>
    </style:style>
    <style:style style:name="T1" style:family="text">
      <style:text-properties officeooo:rsid="0008ccab"/>
    </style:style>
    <style:style style:name="T2" style:family="text">
      <style:text-properties fo:font-weight="bold" style:font-weight-asian="bold" style:font-weight-complex="bold"/>
    </style:style>
    <style:style style:name="T3" style:family="text">
      <style:text-properties fo:font-weight="bold" officeooo:rsid="0015f24e" style:font-weight-asian="bold" style:font-weight-complex="bold"/>
    </style:style>
    <style:style style:name="T4" style:family="text">
      <style:text-properties officeooo:rsid="0011a0ab"/>
    </style:style>
    <style:style style:name="T5" style:family="text">
      <style:text-properties fo:font-size="10pt" style:font-size-asian="10pt" style:font-size-complex="10pt"/>
    </style:style>
    <style:style style:name="T6" style:family="text">
      <style:text-properties fo:font-size="10pt" officeooo:rsid="001376e9" style:font-size-asian="10pt" style:font-size-complex="10pt"/>
    </style:style>
    <style:style style:name="T7" style:family="text">
      <style:text-properties officeooo:rsid="000fb4e0"/>
    </style:style>
    <style:style style:name="T8" style:family="text">
      <style:text-properties fo:font-weight="normal" style:font-weight-asian="normal" style:font-weight-complex="normal"/>
    </style:style>
    <style:style style:name="T9" style:family="text">
      <style:text-properties fo:font-weight="normal" officeooo:rsid="0015f24e" style:font-weight-asian="normal" style:font-weight-complex="normal"/>
    </style:style>
    <style:style style:name="T10" style:family="text">
      <style:text-properties officeooo:rsid="00166a2c"/>
    </style:style>
    <style:style style:name="T11" style:family="text">
      <style:text-properties officeooo:rsid="00186451"/>
    </style:style>
    <style:style style:name="T12" style:family="text">
      <style:text-properties style:font-name="Bitstream Charter" fo:font-size="10pt" style:font-size-asian="10pt" style:font-size-complex="10pt"/>
    </style:style>
    <style:style style:name="T13" style:family="text">
      <style:text-properties style:font-name="Bitstream Charter" fo:font-size="10pt" fo:font-weight="normal" style:font-size-asian="10pt" style:font-weight-asian="normal" style:font-size-complex="10pt" style:font-weight-complex="normal"/>
    </style:style>
    <style:style style:name="T14" style:family="text">
      <style:text-properties style:font-name="Bitstream Charter"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solid" draw:fill-color="#dddddd" fo:min-height="0.500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dddddd" fo:min-height="2.37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NS server (BIND<text:span text:style-name="T1">9</text:span>)</text:h>
      <text:p text:style-name="P5">Esse artigo mostra os passos básicos para instalação e configuração do servidor de DNS BIND no CentOS 7.</text:p>
      <text:p text:style-name="P5"><text:span text:style-name="T4">Neste </text:span>tutorial vamos configurar um servidor master <text:span text:style-name="T4">e um slave </text:span>com os <text:span text:style-name="T4">informações</text:span>:</text:p>
      <text:p text:style-name="P5"/>
      <table:table table:name="Table1" table:style-name="Table1">
        <table:table-column table:style-name="Table1.A" table:number-columns-repeated="3"/>
        <table:table-row>
          <table:table-cell table:style-name="Table1.A1" office:value-type="string">
            <text:p text:style-name="P22"/>
          </table:table-cell>
          <table:table-cell table:style-name="Table1.B1" office:value-type="string">
            <text:p text:style-name="P26">DNS Master</text:p>
          </table:table-cell>
          <table:table-cell table:style-name="Table1.C1" office:value-type="string">
            <text:p text:style-name="P26">DNS Slave</text:p>
          </table:table-cell>
        </table:table-row>
        <table:table-row>
          <table:table-cell table:style-name="Table1.B5" office:value-type="string">
            <text:p text:style-name="P23">Hostname:</text:p>
          </table:table-cell>
          <table:table-cell table:style-name="Table1.B5" office:value-type="string">
            <text:p text:style-name="P23">dnsmaster.frozza.com</text:p>
          </table:table-cell>
          <table:table-cell table:style-name="Table1.C5" office:value-type="string">
            <text:p text:style-name="P23">Dnsslave.frozza.com</text:p>
          </table:table-cell>
        </table:table-row>
        <table:table-row>
          <table:table-cell table:style-name="Table1.B5" office:value-type="string">
            <text:p text:style-name="P23">IP:</text:p>
          </table:table-cell>
          <table:table-cell table:style-name="Table1.B5" office:value-type="string">
            <text:p text:style-name="P23">192.168.11.10</text:p>
          </table:table-cell>
          <table:table-cell table:style-name="Table1.C5" office:value-type="string">
            <text:p text:style-name="P23">192.168.11.11</text:p>
          </table:table-cell>
        </table:table-row>
        <table:table-row>
          <table:table-cell table:style-name="Table1.B5" office:value-type="string">
            <text:p text:style-name="P23">SO:</text:p>
          </table:table-cell>
          <table:table-cell table:style-name="Table1.B5" office:value-type="string">
            <text:p text:style-name="P23">Centos 7 minimal</text:p>
          </table:table-cell>
          <table:table-cell table:style-name="Table1.C5" office:value-type="string">
            <text:p text:style-name="P23">Centos 7 minimal</text:p>
          </table:table-cell>
        </table:table-row>
        <table:table-row>
          <table:table-cell table:style-name="Table1.B5" office:value-type="string">
            <text:p text:style-name="P23">DNS Software:</text:p>
          </table:table-cell>
          <table:table-cell table:style-name="Table1.B5" office:value-type="string">
            <text:p text:style-name="P23">Bind 9</text:p>
          </table:table-cell>
          <table:table-cell table:style-name="Table1.C5" office:value-type="string">
            <text:p text:style-name="P23">Bind 9</text:p>
          </table:table-cell>
        </table:table-row>
      </table:table>
      <text:p text:style-name="P5"/>
      <text:p text:style-name="P5"><text:span text:style-name="T4">P</text:span>rimeiro passo é instalar os pacotes necessários, como root:</text:p>
      <text:p text:style-name="P5"/>
      <table:table table:name="Table2" table:style-name="Table2">
        <table:table-column table:style-name="Table2.A"/>
        <table:table-row>
          <table:table-cell table:style-name="Table2.A1" office:value-type="string">
            <text:p text:style-name="P26">DNS Master (dnsmaster.frozza.com)</text:p>
          </table:table-cell>
        </table:table-row>
        <table:table-row>
          <table:table-cell table:style-name="Table2.A2" office:value-type="string">
            <text:p text:style-name="P9"># yum install -y bind bind-utils <text:span text:style-name="T10">vim</text:span></text:p>
            <text:p text:style-name="P9"/>
            <text:p text:style-name="P10"># nmcli con mod "System eth0" ipv4.dns-search frozza.com</text:p>
            <text:p text:style-name="P10"># nmcli con mod "System eth0" ipv4.dns 192.168.11.10</text:p>
            <text:p text:style-name="P10"/>
            <text:p text:style-name="P11"># vi /etc/sysconfig/network-scripts/ifcfg-eth0</text:p>
            <text:p text:style-name="P11"><draw:frame text:anchor-type="paragraph" draw:z-index="1" draw:style-name="gr2" draw:text-style-name="P29" svg:width="3.9823in" svg:height="2.3705in" svg:x="0.0398in" svg:y="0.0429in"><draw:text-box><text:p text:style-name="P28"><text:span text:style-name="T12">DEVICE="eth0"</text:span></text:p><text:p text:style-name="P28"><text:span text:style-name="T12">BOOTPROTO="dhcp"</text:span></text:p><text:p text:style-name="P28"><text:span text:style-name="T12">ONBOOT="yes"</text:span></text:p><text:p text:style-name="P28"><text:span text:style-name="T12">TYPE="Ethernet"</text:span></text:p><text:p text:style-name="P28"><text:span text:style-name="T12">PERSISTENT_DHCLIENT="yes"</text:span></text:p><text:p text:style-name="P28"><text:span text:style-name="T13">DOMAIN=frozza.com</text:span></text:p><text:p text:style-name="P28"><text:span text:style-name="T13">DEFROUTE=yes</text:span></text:p><text:p text:style-name="P28"><text:span text:style-name="T13">IPV4_FAILURE_FATAL=no</text:span></text:p><text:p text:style-name="P28"><text:span text:style-name="T13">IPV6INIT=no</text:span></text:p><text:p text:style-name="P28"><text:span text:style-name="T13">NAME="System eth0"</text:span></text:p><text:p text:style-name="P28"><text:span text:style-name="T13">UUID=5fb06bd0-0bb0-7ffb-45f1-d6edd65f3e03</text:span></text:p><text:p text:style-name="P28"><text:span text:style-name="T13">DNS1=192.168.11.10</text:span></text:p><text:p text:style-name="P28"><text:span text:style-name="T13">PEERDNS=</text:span><text:span text:style-name="T14">no</text:span></text:p><text:p text:style-name="P28"><text:span text:style-name="T13">PEERROUTES=yes</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1"># </text:span>systemctl restart network</text:p>
            <text:p text:style-name="P11"/>
            <text:p text:style-name="P10"><text:span text:style-name="T11"># </text:span>cat /etc/resolv.conf</text:p>
            <text:p text:style-name="P10"><draw:frame text:anchor-type="paragraph" draw:z-index="0" draw:style-name="gr1" draw:text-style-name="P29" svg:width="4.0059in" svg:height="0.5012in" svg:x="0.0398in" svg:y="0.0319in"><draw:text-box><text:p text:style-name="P28"><text:span text:style-name="T12"># Generated by NetworkManager</text:span></text:p><text:p text:style-name="P28"><text:span text:style-name="T12">search frozza.com</text:span></text:p><text:p text:style-name="P28"><text:span text:style-name="T12">nameserver 192.168.11.10</text:span></text:p></draw:text-box></draw:frame></text:p>
            <text:p text:style-name="P10"/>
            <text:p text:style-name="P10"/>
            <text:p text:style-name="P12"/>
          </table:table-cell>
        </table:table-row>
      </table:table>
      <text:p text:style-name="P8"/>
      <text:h text:style-name="P2" text:outline-level="2">Configurando o BIND</text:h>
      <text:p text:style-name="P5"/>
      <text:p text:style-name="P3"><text:span text:style-name="T5">O arquivo de configuração principal do BIND é o </text:span><text:span text:style-name="Source_20_Text"><text:span text:style-name="T5">/etc/named.conf. </text:span></text:span><text:span text:style-name="Source_20_Text"><text:span text:style-name="T6">V</text:span></text:span><text:span text:style-name="T5">amos edita-lo modificando alguns poucos detalhes </text:span><text:span text:style-name="T6">(destacados em bold)</text:span><text:span text:style-name="T5">.No final do arquivo, já fora da sessão </text:span><text:span text:style-name="Source_20_Text"><text:span text:style-name="T5">options</text:span></text:span><text:span text:style-name="T5">, devemos agora indicar as zonas que serão administradas pelo servidor. É necessário criar uma entrada de zona e também o reverso dessa zona. Para o dominío e endereço de rede do nosso tutorial as entradas ficam assim:</text:span></text:p>
      <text:p text:style-name="P5"/>
      <table:table table:name="Table3" table:style-name="Table3">
        <table:table-column table:style-name="Table3.A"/>
        <table:table-row>
          <table:table-cell table:style-name="Table3.A1" office:value-type="string">
            <text:p text:style-name="P24">DNS Master (dnsmaster.frozza.com)</text:p>
          </table:table-cell>
        </table:table-row>
        <table:table-row>
          <table:table-cell table:style-name="Table3.A2" office:value-type="string">
            <text:p text:style-name="P1"># vi /etc/named.conf </text:p>
            <text:p text:style-name="P13">//</text:p>
            <text:p text:style-name="P13">// named.conf</text:p>
            <text:p text:style-name="P13"><text:soft-page-break/>//</text:p>
            <text:p text:style-name="P13">// Provided by Red Hat bind package to configure the ISC BIND named(8) DNS</text:p>
            <text:p text:style-name="P13">// server as a caching only nameserver (as a localhost DNS resolver only).</text:p>
            <text:p text:style-name="P13">//</text:p>
            <text:p text:style-name="P13">// See /usr/share/doc/bind*/sample/ for example named configuration files.</text:p>
            <text:p text:style-name="P13">//</text:p>
            <text:p text:style-name="P13">// See the BIND Administrator's Reference Manual (ARM) for details about the</text:p>
            <text:p text:style-name="P13">// configuration located in /usr/share/doc/bind-{version}/Bv9ARM.html</text:p>
            <text:p text:style-name="P13"/>
            <text:p text:style-name="P13">options {</text:p>
            <text:p text:style-name="P13"><text:tab/>listen-on port 53 { 127.0.0.1; <text:span text:style-name="T2">192.168.11.10;</text:span> };</text:p>
            <text:p text:style-name="P13"><text:tab/>listen-on-v6 port 53 { ::1; };</text:p>
            <text:p text:style-name="P13"><text:tab/>directory <text:tab/>"/var/named";</text:p>
            <text:p text:style-name="P13"><text:tab/>dump-file <text:tab/>"/var/named/data/cache_dump.db";</text:p>
            <text:p text:style-name="P13"><text:tab/>statistics-file "/var/named/data/named_stats.txt";</text:p>
            <text:p text:style-name="P13"><text:tab/>memstatistics-file "/var/named/data/named_mem_stats.txt";</text:p>
            <text:p text:style-name="P13"><text:tab/>allow-query <text:s text:c="4"/>{ localhost; <text:span text:style-name="T2">192.168.11.0/24;</text:span> };</text:p>
            <text:p text:style-name="P13"/>
            <text:p text:style-name="P13"><text:tab/><text:span text:style-name="T2">forwarders { </text:span><text:span text:style-name="T3">10.0.2.3; </text:span><text:span text:style-name="T2">8.8.8.8; };</text:span></text:p>
            <text:p text:style-name="P13"/>
            <text:p text:style-name="P13"><text:tab/>/* </text:p>
            <text:p text:style-name="P13"><text:tab/> - If you are building an AUTHORITATIVE DNS server, do NOT enable recursion.</text:p>
            <text:p text:style-name="P13"><text:tab/> - If you are building a RECURSIVE (caching) DNS server, you need to enable </text:p>
            <text:p text:style-name="P13"><text:tab/> <text:s text:c="2"/>recursion. </text:p>
            <text:p text:style-name="P13"><text:tab/> - If your recursive DNS server has a public IP address, you MUST enable access </text:p>
            <text:p text:style-name="P13"><text:tab/> <text:s text:c="2"/>control to limit queries to your legitimate users. Failing to do so will</text:p>
            <text:p text:style-name="P13"><text:tab/> <text:s text:c="2"/>cause your server to become part of large scale DNS amplification </text:p>
            <text:p text:style-name="P13"><text:tab/> <text:s text:c="2"/>attacks. Implementing BCP38 within your network would greatly</text:p>
            <text:p text:style-name="P13"><text:tab/> <text:s text:c="2"/>reduce such attack surface </text:p>
            <text:p text:style-name="P13"><text:tab/>*/</text:p>
            <text:p text:style-name="P13"><text:tab/>recursio<text:span text:style-name="T8">n </text:span><text:span text:style-name="T9">yes</text:span><text:span text:style-name="T8">;</text:span></text:p>
            <text:p text:style-name="P20"/>
            <text:p text:style-name="P13"><text:tab/>dnssec-enable <text:span text:style-name="T3">no</text:span>;</text:p>
            <text:p text:style-name="P13"><text:tab/>dnssec-validation <text:span text:style-name="T3">no</text:span>;</text:p>
            <text:p text:style-name="P13"/>
            <text:p text:style-name="P13"><text:tab/>/* Path to ISC DLV key */</text:p>
            <text:p text:style-name="P13"><text:tab/>bindkeys-file "/etc/named.iscdlv.key";</text:p>
            <text:p text:style-name="P13"/>
            <text:p text:style-name="P13"><text:tab/>managed-keys-directory "/var/named/dynamic";</text:p>
            <text:p text:style-name="P13"/>
            <text:p text:style-name="P13"><text:tab/>pid-file "/run/named/named.pid";</text:p>
            <text:p text:style-name="P13"><text:tab/>session-keyfile "/run/named/session.key";</text:p>
            <text:p text:style-name="P13">};</text:p>
            <text:p text:style-name="P13"/>
            <text:p text:style-name="P13">logging {</text:p>
            <text:p text:style-name="P13"><text:s text:c="8"/>channel default_debug {</text:p>
            <text:p text:style-name="P13"><text:s text:c="16"/>file "data/named.run";</text:p>
            <text:p text:style-name="P13"><text:s text:c="16"/>severity dynamic;</text:p>
            <text:p text:style-name="P13"><text:s text:c="8"/>};</text:p>
            <text:p text:style-name="P13">};</text:p>
            <text:p text:style-name="P13"/>
            <text:p text:style-name="P13">zone "." IN {</text:p>
            <text:p text:style-name="P13"><text:tab/>type hint;</text:p>
            <text:p text:style-name="P13"><text:tab/>file "named.ca";</text:p>
            <text:p text:style-name="P13">};</text:p>
            <text:p text:style-name="P13"/>
            <text:p text:style-name="P16">zone "frozza.com" {</text:p>
            <text:p text:style-name="P16"><text:s text:c="8"/>type master;</text:p>
            <text:p text:style-name="P16"><text:soft-page-break/><text:s text:c="8"/>file "/var/named/frozza.com.db";</text:p>
            <text:p text:style-name="P16">};</text:p>
            <text:p text:style-name="P16"/>
            <text:p text:style-name="P16">zone "11.168.192.in-addr.arpa" {</text:p>
            <text:p text:style-name="P16"><text:s text:c="8"/>type master;</text:p>
            <text:p text:style-name="P16"><text:s text:c="8"/>file "/var/named/11.168.192.db";</text:p>
            <text:p text:style-name="P16">};</text:p>
            <text:p text:style-name="P13"/>
            <text:p text:style-name="P13">include "/etc/named.rfc1912.zones";</text:p>
            <text:p text:style-name="P13">include "/etc/named.root.key";</text:p>
          </table:table-cell>
        </table:table-row>
      </table:table>
      <text:p text:style-name="P5"/>
      <text:p text:style-name="P3"><text:span text:style-name="T5">O parametro </text:span><text:span text:style-name="Source_20_Text"><text:span text:style-name="T5">type</text:span></text:span><text:span text:style-name="T5"> indica que esse servidor é master para essas zonas e </text:span><text:span text:style-name="Source_20_Text"><text:span text:style-name="T5">file</text:span></text:span><text:span text:style-name="T5"> diz o nome do arquivo com detalhes da zona. Você pode indicar o caminho completo ou apenas o nome do arquivo, o que significa que ele estará no caminho padrão.</text:span></text:p>
      <text:p text:style-name="P17"/>
      <text:p text:style-name="P18"/>
      <text:p text:style-name="P6">Criando arquivos de zona</text:p>
      <text:p text:style-name="P5"/>
      <text:p text:style-name="P3"><text:span text:style-name="T5">O segundo passo é criar os arquivos para as zonas indicados na configuração principal. Por padrão os arquivos ficam em </text:span><text:span text:style-name="Source_20_Text"><text:span text:style-name="T5">/var/named</text:span></text:span><text:span text:style-name="T5">, então como indicamos em </text:span><text:span text:style-name="Source_20_Text"><text:span text:style-name="T5">/etc/named.conf</text:span></text:span><text:span text:style-name="T5"> vamos criar o arquivo </text:span><text:span text:style-name="Source_20_Text"><text:span text:style-name="T5">/var/named/exemplo.com.br.db</text:span></text:span><text:span text:style-name="T5"> com o conteúdo abaixo:</text:span></text:p>
      <text:p text:style-name="P3"><text:span text:style-name="T5"/></text:p>
      <table:table table:name="Table8" table:style-name="Table8">
        <table:table-column table:style-name="Table8.A"/>
        <table:table-row>
          <table:table-cell table:style-name="Table8.A1" office:value-type="string">
            <text:p text:style-name="P25">DNS Master (dnsmaster.frozza.com)</text:p>
          </table:table-cell>
        </table:table-row>
        <table:table-row>
          <table:table-cell table:style-name="Table8.A2" office:value-type="string">
            <text:p text:style-name="P14"><text:span text:style-name="T7"># vim /var/named/frozza.com.db</text:span></text:p>
            <text:p text:style-name="P15">$TTL 3h</text:p>
            <text:p text:style-name="P15">@ <text:s text:c="14"/>IN <text:s text:c="5"/>SOA <text:s text:c="4"/>dnsmaster.frozza.com. admin.frozza.com. (</text:p>
            <text:p text:style-name="P15"><text:s text:c="16"/>3 <text:s text:c="6"/>; Serial</text:p>
            <text:p text:style-name="P15"><text:s text:c="16"/>4h <text:s text:c="5"/>; Refresh</text:p>
            <text:p text:style-name="P15"><text:s text:c="16"/>4h <text:s text:c="5"/>; Retry</text:p>
            <text:p text:style-name="P15"><text:s text:c="16"/>1w <text:s text:c="5"/>; Expire</text:p>
            <text:p text:style-name="P15"><text:s text:c="16"/>1h <text:s text:c="5"/>; Negative Cache TTL</text:p>
            <text:p text:style-name="P15">)</text:p>
            <text:p text:style-name="P15">; Name Servers - NS records</text:p>
            <text:p text:style-name="P15">@ <text:s text:c="14"/>IN <text:s text:c="5"/>NS <text:s text:c="5"/>dnsmaster.frozza.com.</text:p>
            <text:p text:style-name="P15"/>
            <text:p text:style-name="P15">; A Record Definitions</text:p>
            <text:p text:style-name="P15">dnsmaster <text:s text:c="12"/>IN <text:s text:c="5"/>A <text:s text:c="6"/>192.168.11.10</text:p>
            <text:p text:style-name="P15"/>
            <text:p text:style-name="P15">; Canonical Name / Alias</text:p>
            <text:p text:style-name="P15">mail <text:s text:c="11"/>IN <text:s text:c="5"/>CNAME <text:s text:c="2"/>server.frozza.com.</text:p>
            <text:p text:style-name="P15"/>
            <text:p text:style-name="P15">; Mail Exchange Records</text:p>
            <text:p text:style-name="P15">@ <text:s text:c="14"/>IN <text:s text:c="5"/>MX 10 <text:s text:c="2"/>server.frozza.com.</text:p>
            <text:p text:style-name="P15"/>
            <text:p text:style-name="P15">; A Records for 192.168.5.0/24</text:p>
            <text:p text:style-name="P15">dnsslave<text:tab/> <text:s text:c="5"/>IN<text:tab/> <text:s/>A<text:tab/>192.168.11.11</text:p>
            <text:p text:style-name="P15">server <text:s text:c="9"/>IN <text:s text:c="5"/>A <text:s text:c="6"/>192.168.11.12</text:p>
            <text:p text:style-name="P15">client <text:s text:c="10"/>IN <text:s text:c="5"/>A <text:s text:c="6"/>192.168.11.13</text:p>
          </table:table-cell>
        </table:table-row>
      </table:table>
      <text:p text:style-name="P7"/>
      <text:p text:style-name="P5">A primeira linha com TTL indica o tempo padrão para essa zona que um registro DNS deve ser armazenado em cache. A segunda linha contém um registro do tipo SOA (Start of Authority) contendo os parametros globais para zona de domínio. Esse registro vai até o fechamento dos parenteses na oitava linha. O texto após o sinal de ponto e vírgula é comentário. Alguns detalhes sobre a primeira linha do registro SOA:</text:p>
      <text:list xml:id="list3502252940734508172" text:style-name="L1">
        <text:list-item>
          <text:p text:style-name="P4"><text:span text:style-name="Source_20_Text"><text:span text:style-name="T5">@</text:span></text:span><text:span text:style-name="T5"> - É um substituto para o nome da zona apontado na configuração feita em </text:span><text:span text:style-name="Source_20_Text"><text:span text:style-name="T5">/etc/named.conf</text:span></text:span><text:span text:style-name="T5">. </text:span></text:p>
        </text:list-item>
        <text:list-item>
          <text:p text:style-name="P4"><text:span text:style-name="Source_20_Text"><text:span text:style-name="T5">dns.exemplo.com.br.</text:span></text:span><text:span text:style-name="T5"> - É o servidor master para essa zona, no nosso exemplo é o próprio servidor que estamos configurando. </text:span></text:p>
        </text:list-item>
        <text:list-item>
          <text:p text:style-name="P4"><text:span text:style-name="Source_20_Text"><text:span text:style-name="T5">root.exemplo.com.br.</text:span></text:span><text:span text:style-name="T5"> - É o email do responsável por essa zona. Esse formato corresponde ao email </text:span><text:soft-page-break/><text:a xlink:type="simple" xlink:href="mailto:root@exemplo.com.br" text:style-name="Internet_20_link" text:visited-style-name="Visited_20_Internet_20_Link"><text:span text:style-name="T5">root@exemplo.com.br</text:span></text:a><text:span text:style-name="T5">. </text:span></text:p>
        </text:list-item>
      </text:list>
      <text:p text:style-name="P5">A linha comentada como Serial contém um valor número de serial number para sincronismo dessa zona. Ele permite que um servidor secundário (slave) inicie uma atualização sempre que possuir esse valor menor do que o servidor master. Uma convenção usada para esse campo é a data no formato AAAAMMDDSS onde: AAAA = ano, MM = mês, DD = dia e SS é um número sequencial atualizado a cada modificação diária.</text:p>
      <text:p text:style-name="P5">As quatro linhas seguintes possuem campos com registros de tempo para orientar servidores secundários. O primeiro campo (Refresh) indica o tempo que o servidor slave deve aguardar para fazer novas consultas de atualização ao servidor master. O segundo campo (Retry) indica o tempo que o slave deve aguardar para uma nova tentativa caso encontre falha na atualização. O terceiro campo (Expire) diz o tempo máximo que um slave pode responder pela zona sem conseguir contato com o master. O quarto campo (Mininum TTL) diz o tempo que um servidor slave deve aguardar antes de retornar a autoridade da zona para o master server. Os valores desses campos podem ser em segundos ou abreviados onde: w = semanas (weeks), d = dias (days), h = horas (hours) e m = minutos (minutes).</text:p>
      <text:p text:style-name="P5">Exemplificando o comportamento com os valores que definimos. Um servidor slave irá a cada 12 horas tentar atualização com o master server, a atualização acontecerá se o valor de Serial no slave for menor do que no master. Caso a comunicação entre os servidores falhe, o slave aguardará 15 minutos antes de uma nova tentativa. Se não houver comunicação entre master e slave, o slave trabalhará nessa condição por 3 semanas até considerar seus dados ultrapassados e não mais responder pela zona. Quando a comunicação entre os servidores voltar, o slave aguardará duas horas até aceitar atualizações do master.</text:p>
      <text:p text:style-name="P5">A linha 10 contém um registro NS que indica o nameserver, no caso o próprio servidor e a linha 11 um registro do tipo A com o endereço IP do servidor. As demais linhas são apenas exemplos onde declaro outros endereços e um alias.</text:p>
      <text:p text:style-name="P3"><text:span text:style-name="T5">Finalizado esse arquivo devemos criar o arquivo reverso em </text:span><text:span text:style-name="Source_20_Text"><text:span text:style-name="T5">/var/named/10.16.172.db</text:span></text:span><text:span text:style-name="T5">.</text:span></text:p>
      <text:p text:style-name="P19"># cat /var/named/11.168.192.db</text:p>
      <text:p text:style-name="P19">$TTL 3h</text:p>
      <text:p text:style-name="P19">@<text:tab/><text:tab/><text:tab/>IN<text:tab/>SOA <text:s text:c="4"/>dns.frozza.com. admin.frozza.com. (</text:p>
      <text:p text:style-name="P19"><text:tab/><text:tab/><text:tab/>3<text:tab/>; Serial</text:p>
      <text:p text:style-name="P19"><text:s text:c="24"/>4h<text:tab/>; Refresh</text:p>
      <text:p text:style-name="P19"><text:s text:c="24"/>4h <text:s text:c="5"/>; Retry</text:p>
      <text:p text:style-name="P19"><text:s text:c="24"/>1w <text:s text:c="5"/>; Expire</text:p>
      <text:p text:style-name="P19"><text:s text:c="24"/>1h <text:s text:c="5"/>; Negative Cache TTL</text:p>
      <text:p text:style-name="P19">)</text:p>
      <text:p text:style-name="P19">; Name Servers</text:p>
      <text:p text:style-name="P19">@<text:tab/><text:tab/><text:tab/>IN <text:s text:c="5"/>NS <text:s text:c="5"/>dnsmaster.frozza.com.</text:p>
      <text:p text:style-name="P19"/>
      <text:p text:style-name="P19">; PTR Records</text:p>
      <text:p text:style-name="P19">10<text:tab/><text:tab/><text:tab/>IN<text:tab/>PTR<text:tab/>dnsmaster.frozza.com.<text:tab/>;192.168.11.10</text:p>
      <text:p text:style-name="P19">11<text:tab/><text:tab/><text:tab/>IN<text:tab/>PTR<text:tab/>dnsslave.frozza.com.<text:tab/>;192.168.11.10</text:p>
      <text:p text:style-name="P19">12<text:tab/><text:tab/><text:tab/>IN<text:tab/>PTR<text:tab/>server.frozza.com.<text:tab/>;192.168.11.11</text:p>
      <text:p text:style-name="P19">13<text:tab/><text:tab/><text:tab/>IN<text:tab/>PTR<text:tab/>client.frozza.com.<text:tab/>;192.168.11.12</text:p>
      <text:p text:style-name="P5"/>
      <text:p text:style-name="P3"><text:span text:style-name="T5">O registro SOA é identico ao arquivo de zona. Na linha 10 temos um registro NS e na linha 11 um registro do tipo PTR (pointer) para o nosso servidor. O valor 10 é o ultimo octeto do endereço IP do servidor (172.16.10.10). Os registros do tipo PTR podem ser declarados apenas com o último octeto como nesse exemplo ou ser completos. Quando usado apenas o último octeto o restando é preenchido com o nome da zona declarado em </text:span><text:span text:style-name="Source_20_Text"><text:span text:style-name="T5">/etc/named.conf</text:span></text:span><text:span text:style-name="T5">. O endereço completo para o mesmo IP seria 10.10.16.172.in-addr.arpa.</text:span></text:p>
      <text:p text:style-name="P5">As demais entradas são apenas outros exemplos de registro PTR para cada registro exemplo criado no arquivo anterior. Finalizada a edição, basta salvar esse arquivo.</text:p>
      <text:h text:style-name="P2" text:outline-level="2">Liberando o firewall e subindo o serviço</text:h>
      <text:p text:style-name="P5">Com os arquivos de configuração necessários editados e salvos, basta liberar as portas no firewall e iniciar o serviço:</text:p>
      <table:table table:name="Table4" table:style-name="Table4">
        <table:table-column table:style-name="Table4.A"/>
        <table:table-column table:style-name="Table4.B"/>
        <table:table-row>
          <table:table-cell table:style-name="Table4.A1" office:value-type="string">
            <text:p text:style-name="P27">1</text:p>
            <text:p text:style-name="P27">2</text:p>
            <text:p text:style-name="P27">3</text:p>
            <text:p text:style-name="P27">4</text:p>
          </table:table-cell>
          <table:table-cell table:style-name="Table4.A1" office:value-type="string">
            <text:p text:style-name="P27">firewall-cmd --permanent --add-service=dns</text:p>
            <text:p text:style-name="P27">firewall-cmd --complete-reload</text:p>
            <text:p text:style-name="P27">systemctl enable named.service</text:p>
            <text:p text:style-name="P27">systemctl start named.service</text:p>
          </table:table-cell>
        </table:table-row>
      </table:table>
      <text:h text:style-name="P2" text:outline-level="2">Validando o servidor</text:h>
      <text:p text:style-name="P3"><text:span text:style-name="T5">Se tudo deu certo até aqui o serviço esta no ar pronto para ser testado. Altere o arquivo </text:span><text:span text:style-name="Source_20_Text"><text:span text:style-name="T5">/etc/resolv.conf</text:span></text:span><text:span text:style-name="T5"> do servidor como no exemplo abaixo:</text:span></text:p>
      <table:table table:name="Table5" table:style-name="Table5">
        <table:table-column table:style-name="Table5.A"/>
        <table:table-column table:style-name="Table5.B"/>
        <table:table-row>
          <table:table-cell table:style-name="Table5.A1" office:value-type="string">
            <text:p text:style-name="P27">1</text:p>
            <text:p text:style-name="P27">2</text:p>
          </table:table-cell>
          <table:table-cell table:style-name="Table5.A1" office:value-type="string">
            <text:p text:style-name="P27">search exemplo.com.br</text:p>
            <text:p text:style-name="P27">nameserver 172.16.10.10</text:p>
          </table:table-cell>
        </table:table-row>
      </table:table>
      <text:p text:style-name="P5">Teste com o comando:</text:p>
      <table:table table:name="Table6" table:style-name="Table6">
        <table:table-column table:style-name="Table6.A"/>
        <table:table-column table:style-name="Table6.B"/>
        <text:soft-page-break/>
        <table:table-row>
          <table:table-cell table:style-name="Table6.A1" office:value-type="string">
            <text:p text:style-name="P27"><text:s/>1</text:p>
            <text:p text:style-name="P27"><text:s/>2</text:p>
            <text:p text:style-name="P27"><text:s/>3</text:p>
            <text:p text:style-name="P27"><text:s/>4</text:p>
            <text:p text:style-name="P27"><text:s/>5</text:p>
            <text:p text:style-name="P27"><text:s/>6</text:p>
            <text:p text:style-name="P27"><text:s/>7</text:p>
            <text:p text:style-name="P27"><text:s/>8</text:p>
            <text:p text:style-name="P27"><text:s/>9</text:p>
            <text:p text:style-name="P27">10</text:p>
            <text:p text:style-name="P27">11</text:p>
            <text:p text:style-name="P27">12</text:p>
            <text:p text:style-name="P27">13</text:p>
            <text:p text:style-name="P27">14</text:p>
            <text:p text:style-name="P27">15</text:p>
            <text:p text:style-name="P27">16</text:p>
            <text:p text:style-name="P27">17</text:p>
            <text:p text:style-name="P27">18</text:p>
            <text:p text:style-name="P27">19</text:p>
            <text:p text:style-name="P27">20</text:p>
            <text:p text:style-name="P27">21</text:p>
            <text:p text:style-name="P27">22</text:p>
            <text:p text:style-name="P27">23</text:p>
          </table:table-cell>
          <table:table-cell table:style-name="Table6.A1" office:value-type="string">
            <text:p text:style-name="P27">$ dig dns.exemplo.com.br</text:p>
            <text:p text:style-name="P27"/>
            <text:p text:style-name="P27">; &lt;&lt;&gt;&gt; DiG 9.9.4-RedHat-9.9.4-18.el7_1.3 &lt;&lt;&gt;&gt; dns.exemplo.com.br</text:p>
            <text:p text:style-name="P27">;; global options: +cmd</text:p>
            <text:p text:style-name="P27">;; Got answer:</text:p>
            <text:p text:style-name="P27">;; -&gt;&gt;HEADER&lt;&lt;- opcode: QUERY, status: NOERROR, id: 18455</text:p>
            <text:p text:style-name="P27">;; flags: qr aa rd ra; QUERY: 1, ANSWER: 1, AUTHORITY: 1, ADDITIONAL: 1</text:p>
            <text:p text:style-name="P27"/>
            <text:p text:style-name="P27">;; OPT PSEUDOSECTION:</text:p>
            <text:p text:style-name="P27">; EDNS: version: 0, flags:; udp: 4096</text:p>
            <text:p text:style-name="P27">;; QUESTION SECTION:</text:p>
            <text:p text:style-name="P27">;dns.exemplo.com.br. <text:s text:c="11"/>IN <text:s text:c="5"/>A</text:p>
            <text:p text:style-name="P27"/>
            <text:p text:style-name="P27">;; ANSWER SECTION:</text:p>
            <text:p text:style-name="P27">dns.exemplo.com.br. <text:s text:c="4"/>86400 <text:s text:c="2"/>IN <text:s text:c="5"/>A <text:s text:c="6"/>172.16.10.10</text:p>
            <text:p text:style-name="P27"/>
            <text:p text:style-name="P27">;; AUTHORITY SECTION:</text:p>
            <text:p text:style-name="P27">exemplo.com.br. <text:s text:c="8"/>86400 <text:s text:c="2"/>IN <text:s text:c="5"/>NS <text:s text:c="5"/>dns.exeplo.com.br.</text:p>
            <text:p text:style-name="P27"/>
            <text:p text:style-name="P27">;; Query time: 0 msec</text:p>
            <text:p text:style-name="P27">;; SERVER: 172.16.10.10#53(172.16.10.10)</text:p>
            <text:p text:style-name="P27">;; WHEN: Tue Sep 01 23:52:45 BRT 2015</text:p>
            <text:p text:style-name="P27">;; MSG SIZE <text:s/>rcvd: 75</text:p>
          </table:table-cell>
        </table:table-row>
      </table:table>
      <text:p text:style-name="P5">Resolva algum dos hostnames registrado para validação:</text:p>
      <table:table table:name="Table7" table:style-name="Table7">
        <table:table-column table:style-name="Table7.A"/>
        <table:table-column table:style-name="Table7.B"/>
        <table:table-row>
          <table:table-cell table:style-name="Table7.A1" office:value-type="string">
            <text:p text:style-name="P27">1</text:p>
            <text:p text:style-name="P27">2</text:p>
            <text:p text:style-name="P27">3</text:p>
            <text:p text:style-name="P27">4</text:p>
            <text:p text:style-name="P27">5</text:p>
            <text:p text:style-name="P27">6</text:p>
          </table:table-cell>
          <table:table-cell table:style-name="Table7.A1" office:value-type="string">
            <text:p text:style-name="P27">$ nslookup www.exemplo.com.br</text:p>
            <text:p text:style-name="P27">Server: <text:s text:c="8"/>172.16.10.10</text:p>
            <text:p text:style-name="P27">Address: <text:s text:c="7"/>172.16.10.10#53</text:p>
            <text:p text:style-name="P27"/>
            <text:p text:style-name="P27">Name: <text:s text:c="2"/>www.exemplo.com.br</text:p>
            <text:p text:style-name="P27">Address: 172.16.10.3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ohit Devanagari" svg:font-family="'Lohit Devanagari'" style:font-pitch="variable"/>
    <style:font-face style:name="WenQuanYi Zen Hei Sharp1" svg:font-family="'WenQuanYi Zen Hei Sharp'"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4T19:58:17.759565368</meta:creation-date>
    <dc:date>2017-05-20T16:21:53.139088857</dc:date>
    <dc:creator>Ariel Frozza</dc:creator>
    <meta:editing-duration>PT2H54M12S</meta:editing-duration>
    <meta:editing-cycles>9</meta:editing-cycles>
    <meta:generator>LibreOffice/5.0.6.2$Linux_X86_64 LibreOffice_project/00$Build-2</meta:generator>
    <meta:document-statistic meta:table-count="8" meta:image-count="0" meta:object-count="0" meta:page-count="5" meta:paragraph-count="209" meta:word-count="1450" meta:character-count="9770" meta:non-whitespace-character-count="7909"/>
  </office:meta>
</office:document-meta>
</file>